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0.89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1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number-columns-repeated="1011" table:default-cell-style-name="ce24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42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1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42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42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42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42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42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42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51</text:p>
          </table:table-cell>
          <table:table-cell/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2" table:number-columns-repeated="1021" table:default-cell-style-name="ce24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2" table:number-columns-repeated="1020" table:default-cell-style-name="ce24"/>
        <table:table-row table:style-name="ro3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02:47:22.0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8T02:50:23.282000000</dc:date>
    <meta:editing-duration>P8DT17H51M18S</meta:editing-duration>
    <meta:editing-cycles>3835</meta:editing-cycles>
    <meta:document-statistic meta:table-count="3" meta:cell-count="252" meta:object-count="0"/>
    <meta:user-defined meta:name="qrichtext">1</meta:user-defined>
  </office:meta>
</office:document-meta>
</file>